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f91e9" officeooo:paragraph-rsid="000f91e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91e9" officeooo:paragraph-rsid="000f91e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f91e9" officeooo:paragraph-rsid="000f91e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f91e9" officeooo:paragraph-rsid="000f91e9" style:font-size-asian="14pt" style:font-weight-asian="bold" style:font-size-complex="16pt" style:font-weight-complex="bold"/>
    </style:style>
    <style:style style:name="T1" style:family="text">
      <style:text-properties officeooo:rsid="000fd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</text:p>
      <text:p text:style-name="P2"/>
      <text:p text:style-name="P2">La base de donnée centrale de l’application est constitué d’une SGBD performante et stable. Le choix se portera sur PostgreSQL. Il y aura à côté les fichiers comme les articles complets, le fichier avec le résultat de clustering, etc. On définira le chemin vers ce dossier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07:17.590535445</meta:creation-date>
    <meta:generator>LibreOffice/6.4.7.2$Linux_X86_64 LibreOffice_project/40$Build-2</meta:generator>
    <dc:date>2022-03-13T18:21:13.986748991</dc:date>
    <meta:editing-duration>PT1M15S</meta:editing-duration>
    <meta:editing-cycles>1</meta:editing-cycles>
    <meta:document-statistic meta:table-count="0" meta:image-count="0" meta:object-count="0" meta:page-count="1" meta:paragraph-count="2" meta:word-count="49" meta:character-count="287" meta:non-whitespace-character-count="240"/>
  </office:meta>
</office:document-meta>
</file>